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1e34b5"/>
    </style:style>
    <style:style style:name="P2" style:family="paragraph" style:parent-style-name="Standard">
      <style:paragraph-properties fo:margin-left="0.4925in" fo:margin-right="0in" fo:text-indent="0in" style:auto-text-indent="false"/>
      <style:text-properties fo:font-weight="normal" officeooo:paragraph-rsid="001bc555" style:font-weight-asian="normal" style:font-weight-complex="normal"/>
    </style:style>
    <style:style style:name="P3" style:family="paragraph" style:parent-style-name="Standard">
      <style:paragraph-properties fo:margin-left="0.4925in" fo:margin-right="0in" fo:text-indent="0in" style:auto-text-indent="false"/>
      <style:text-properties officeooo:paragraph-rsid="0023ba19"/>
    </style:style>
    <style:style style:name="P4" style:family="paragraph" style:parent-style-name="Standard">
      <style:paragraph-properties fo:margin-left="0.4925in" fo:margin-right="0in" fo:text-indent="0in" style:auto-text-indent="false"/>
      <style:text-properties style:font-name="Times New Roman" fo:font-weight="normal" officeooo:paragraph-rsid="0023f1dc" style:font-weight-asian="normal" style:font-weight-complex="normal"/>
    </style:style>
    <style:style style:name="P5" style:family="paragraph" style:parent-style-name="Standard">
      <style:paragraph-properties fo:margin-left="0.4925in" fo:margin-right="0in" fo:text-indent="0in" style:auto-text-indent="false"/>
      <style:text-properties style:font-name="Times New Roman" fo:font-weight="normal" officeooo:paragraph-rsid="00276c8d" style:font-weight-asian="normal" style:font-weight-complex="normal"/>
    </style:style>
    <style:style style:name="P6" style:family="paragraph" style:parent-style-name="Standard">
      <style:paragraph-properties fo:margin-left="0.4925in" fo:margin-right="0in" fo:text-indent="0in" style:auto-text-indent="false"/>
      <style:text-properties style:font-name="Times New Roman" fo:font-size="12pt" fo:font-weight="normal" officeooo:paragraph-rsid="002e5b2f" style:font-size-asian="10.5pt" style:font-weight-asian="normal" style:font-size-complex="12pt" style:font-weight-complex="normal"/>
    </style:style>
    <style:style style:name="P7" style:family="paragraph" style:parent-style-name="Standard">
      <style:paragraph-properties fo:margin-left="0.4925in" fo:margin-right="0in" fo:text-indent="0in" style:auto-text-indent="false"/>
      <style:text-properties style:font-name="Times New Roman" fo:font-size="12pt" fo:font-weight="normal" officeooo:paragraph-rsid="00302091" style:font-size-asian="10.5pt" style:font-weight-asian="normal" style:font-size-complex="12pt" style:font-weight-complex="normal"/>
    </style:style>
    <style:style style:name="P8" style:family="paragraph" style:parent-style-name="Standard">
      <style:paragraph-properties fo:margin-left="0.4925in" fo:margin-right="0in" fo:text-indent="0in" style:auto-text-indent="false"/>
      <style:text-properties style:font-name="Lucida Console" fo:font-size="9pt" fo:font-weight="normal" officeooo:paragraph-rsid="002886f6" style:font-size-asian="9pt" style:font-weight-asian="normal" style:font-size-complex="9pt" style:font-weight-complex="normal"/>
    </style:style>
    <style:style style:name="P9" style:family="paragraph" style:parent-style-name="Preformatted_20_Text">
      <style:paragraph-properties fo:margin-left="0.4925in" fo:margin-right="0in" fo:text-indent="0in" style:auto-text-indent="false"/>
      <style:text-properties style:font-name="Times New Roman" fo:font-size="12pt" fo:font-weight="normal" officeooo:paragraph-rsid="00302091" style:font-size-asian="10.5pt" style:font-weight-asian="normal" style:font-size-complex="12pt" style:font-weight-complex="normal"/>
    </style:style>
    <style:style style:name="P10" style:family="paragraph" style:parent-style-name="Preformatted_20_Text">
      <style:text-properties style:font-name="Lucida Console" fo:font-size="9pt" style:font-size-asian="9pt" style:font-size-complex="9pt"/>
    </style:style>
    <style:style style:name="P11" style:family="paragraph" style:parent-style-name="Standard">
      <style:text-properties fo:font-variant="normal" fo:text-transform="none" fo:color="#000000" style:font-name="Arial1" fo:font-size="12pt" fo:letter-spacing="normal" fo:font-style="normal" fo:font-weight="bold" officeooo:rsid="001bc555" officeooo:paragraph-rsid="001bc555"/>
    </style:style>
    <style:style style:name="P12" style:family="paragraph" style:parent-style-name="Standard">
      <style:text-properties fo:font-variant="normal" fo:text-transform="none" fo:color="#000000" style:font-name="Arial1" fo:font-size="12pt" fo:letter-spacing="normal" fo:font-style="normal" fo:font-weight="bold" officeooo:rsid="001bc555" officeooo:paragraph-rsid="001bc555" style:font-weight-asian="normal" style:font-weight-complex="normal"/>
    </style:style>
    <style:style style:name="P13" style:family="paragraph" style:parent-style-name="Standard">
      <style:text-properties fo:font-weight="normal" officeooo:rsid="001bc555" officeooo:paragraph-rsid="001bc555" style:font-weight-asian="normal" style:font-weight-complex="normal"/>
    </style:style>
    <style:style style:name="P14" style:family="paragraph" style:parent-style-name="Standard">
      <style:text-properties fo:font-weight="normal" officeooo:rsid="001e34b5" officeooo:paragraph-rsid="001bc555" style:font-weight-asian="normal" style:font-weight-complex="normal"/>
    </style:style>
    <style:style style:name="P15" style:family="paragraph" style:parent-style-name="Standard">
      <style:text-properties fo:font-weight="normal" officeooo:rsid="001e34b5" officeooo:paragraph-rsid="001e34b5" style:font-weight-asian="normal" style:font-weight-complex="normal"/>
    </style:style>
    <style:style style:name="P16" style:family="paragraph" style:parent-style-name="Standard">
      <style:paragraph-properties fo:margin-left="0.4925in" fo:margin-right="0in" fo:text-indent="0in" style:auto-text-indent="false"/>
      <style:text-properties fo:font-weight="normal" officeooo:rsid="001bc555" officeooo:paragraph-rsid="001bc555" style:font-weight-asian="normal" style:font-weight-complex="normal"/>
    </style:style>
    <style:style style:name="P17" style:family="paragraph" style:parent-style-name="Standard">
      <style:paragraph-properties fo:margin-left="0.4925in" fo:margin-right="0in" fo:text-indent="0in" style:auto-text-indent="false"/>
      <style:text-properties fo:font-weight="normal" officeooo:rsid="001e4a8b" officeooo:paragraph-rsid="001bc555" style:font-weight-asian="normal" style:font-weight-complex="normal"/>
    </style:style>
    <style:style style:name="P18" style:family="paragraph" style:parent-style-name="Standard">
      <style:paragraph-properties fo:margin-left="0.4925in" fo:margin-right="0in" fo:text-indent="0in" style:auto-text-indent="false"/>
      <style:text-properties fo:font-weight="normal" officeooo:rsid="001e4a8b" officeooo:paragraph-rsid="001e4a8b" style:font-weight-asian="normal" style:font-weight-complex="normal"/>
    </style:style>
    <style:style style:name="P19" style:family="paragraph" style:parent-style-name="Standard">
      <style:paragraph-properties fo:margin-left="0.4925in" fo:margin-right="0in" fo:text-indent="0in" style:auto-text-indent="false"/>
      <style:text-properties fo:font-weight="normal" officeooo:rsid="0020453a" officeooo:paragraph-rsid="0020453a" style:font-weight-asian="normal" style:font-weight-complex="normal"/>
    </style:style>
    <style:style style:name="P20" style:family="paragraph" style:parent-style-name="Standard">
      <style:paragraph-properties fo:margin-left="0.4925in" fo:margin-right="0in" fo:text-indent="0in" style:auto-text-indent="false"/>
      <style:text-properties fo:font-weight="normal" officeooo:rsid="0023ba19" officeooo:paragraph-rsid="0023ba19" style:font-weight-asian="normal" style:font-weight-complex="normal"/>
    </style:style>
    <style:style style:name="P21" style:family="paragraph" style:parent-style-name="Standard">
      <style:paragraph-properties fo:margin-left="0.4925in" fo:margin-right="0in" fo:text-indent="0in" style:auto-text-indent="false"/>
      <style:text-properties style:font-name="Lucida Console" fo:font-size="9pt" fo:font-weight="normal" officeooo:rsid="001bc555" officeooo:paragraph-rsid="0023f1dc" style:font-size-asian="9pt" style:font-weight-asian="normal" style:font-size-complex="9pt" style:font-weight-complex="normal"/>
    </style:style>
    <style:style style:name="P22" style:family="paragraph" style:parent-style-name="Standard">
      <style:paragraph-properties fo:margin-left="0.4925in" fo:margin-right="0in" fo:text-indent="0in" style:auto-text-indent="false"/>
      <style:text-properties style:font-name="Lucida Console" fo:font-size="9pt" fo:font-weight="normal" officeooo:rsid="001e4a8b" officeooo:paragraph-rsid="001e4a8b" style:font-size-asian="9pt" style:font-weight-asian="normal" style:font-size-complex="9pt" style:font-weight-complex="normal"/>
    </style:style>
    <style:style style:name="P2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3f1dc" officeooo:paragraph-rsid="0023f1dc" style:font-weight-asian="normal" style:font-weight-complex="normal"/>
    </style:style>
    <style:style style:name="P24"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886f6" officeooo:paragraph-rsid="00276c8d" style:font-weight-asian="normal" style:font-weight-complex="normal"/>
    </style:style>
    <style:style style:name="P25"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886f6" officeooo:paragraph-rsid="002886f6" style:font-weight-asian="normal" style:font-weight-complex="normal"/>
    </style:style>
    <style:style style:name="P26"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302091" officeooo:paragraph-rsid="00302091" style:font-size-asian="10.5pt" style:font-weight-asian="normal" style:font-size-complex="12pt" style:font-weight-complex="normal"/>
    </style:style>
    <style:style style:name="P27"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28ab19" style:font-size-asian="10.5pt" style:font-weight-asian="normal" style:font-size-complex="12pt" style:font-weight-complex="normal"/>
    </style:style>
    <style:style style:name="P2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307945" style:font-size-asian="10.5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31220b" style:font-size-asian="10.5pt" style:font-weight-asian="normal" style:font-size-complex="12pt" style:font-weight-complex="normal"/>
    </style:style>
    <style:style style:name="P30" style:family="paragraph" style:parent-style-name="Standard">
      <style:paragraph-properties fo:margin-left="0.4925in" fo:margin-right="0in" fo:text-indent="0in" style:auto-text-indent="false"/>
      <style:text-properties fo:font-variant="normal" fo:text-transform="none" fo:color="#000000" style:font-name="Times New Roman" fo:font-size="9pt" fo:letter-spacing="normal" fo:font-style="normal" fo:font-weight="normal" officeooo:rsid="0023f1dc" officeooo:paragraph-rsid="0023f1dc" style:font-size-asian="9pt" style:font-weight-asian="normal" style:font-size-complex="9pt" style:font-weight-complex="normal"/>
    </style:style>
    <style:style style:name="P31" style:family="paragraph" style:parent-style-name="Standard">
      <style:paragraph-properties fo:margin-left="0.4925in" fo:margin-right="0in" fo:text-indent="0in" style:auto-text-indent="false"/>
      <style:text-properties fo:font-variant="normal" fo:text-transform="none" fo:color="#000000" style:font-name="Times New Roman" fo:font-size="9pt" fo:letter-spacing="normal" fo:font-style="normal" fo:font-weight="normal" officeooo:rsid="002886f6" officeooo:paragraph-rsid="002886f6" style:font-size-asian="9pt" style:font-weight-asian="normal" style:font-size-complex="9pt" style:font-weight-complex="normal"/>
    </style:style>
    <style:style style:name="P32"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3f1dc" officeooo:paragraph-rsid="0023f1dc" style:font-size-asian="9pt" style:font-weight-asian="normal" style:font-size-complex="9pt" style:font-weight-complex="normal"/>
    </style:style>
    <style:style style:name="P33"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74b84" officeooo:paragraph-rsid="00274b84" style:font-size-asian="9pt" style:font-weight-asian="normal" style:font-size-complex="9pt" style:font-weight-complex="normal"/>
    </style:style>
    <style:style style:name="P34"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886f6" officeooo:paragraph-rsid="002886f6" style:font-size-asian="9pt" style:font-weight-asian="normal" style:font-size-complex="9pt" style:font-weight-complex="normal"/>
    </style:style>
    <style:style style:name="P35"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2886f6" style:font-size-asian="9pt" style:font-weight-asian="normal" style:font-size-complex="9pt" style:font-weight-complex="normal"/>
    </style:style>
    <style:style style:name="P36"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28ab19" style:font-size-asian="9pt" style:font-weight-asian="normal" style:font-size-complex="9pt" style:font-weight-complex="normal"/>
    </style:style>
    <style:style style:name="P37"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302091" officeooo:paragraph-rsid="00302091" style:font-size-asian="9pt" style:font-weight-asian="normal" style:font-size-complex="9pt" style:font-weight-complex="normal"/>
    </style:style>
    <style:style style:name="P38"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307945" style:font-size-asian="7.84999990463257pt" style:font-weight-asian="normal" style:font-size-complex="9pt" style:font-weight-complex="normal"/>
    </style:style>
    <style:style style:name="P39" style:family="paragraph" style:parent-style-name="Standard">
      <style:paragraph-properties fo:margin-left="0.4925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31220b" style:font-size-asian="7.84999990463257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font-variant="normal" fo:text-transform="none" fo:color="#000000" style:font-name="Arial1" fo:font-size="12pt" fo:letter-spacing="normal" fo:font-style="normal" fo:font-weight="bold" officeooo:rsid="0020453a" officeooo:paragraph-rsid="0020453a" style:font-weight-asian="normal" style:font-weight-complex="normal"/>
    </style:style>
    <style:style style:name="P41" style:family="paragraph" style:parent-style-name="Standard">
      <style:paragraph-properties fo:margin-left="0in" fo:margin-right="0in" fo:text-indent="0in" style:auto-text-indent="false"/>
      <style:text-properties fo:font-variant="normal" fo:text-transform="none" fo:color="#000000" style:font-name="Arial1" fo:font-size="12pt" fo:letter-spacing="normal" fo:font-style="normal" fo:font-weight="bold" officeooo:rsid="0023ba19" officeooo:paragraph-rsid="0023ba19" style:font-weight-asian="normal" style:font-weight-complex="normal"/>
    </style:style>
    <style:style style:name="P42" style:family="paragraph" style:parent-style-name="Standard">
      <style:paragraph-properties fo:margin-left="0in" fo:margin-right="0in" fo:text-indent="0in" style:auto-text-indent="false"/>
      <style:text-properties fo:font-variant="normal" fo:text-transform="none" fo:color="#000000" style:font-name="Arial1" fo:font-size="12pt" fo:letter-spacing="normal" fo:font-style="normal" fo:font-weight="bold" officeooo:rsid="0023f1dc" officeooo:paragraph-rsid="0023f1dc" style:font-weight-asian="normal" style:font-weight-complex="normal"/>
    </style:style>
    <style:style style:name="P43" style:family="paragraph" style:parent-style-name="Standard">
      <style:paragraph-properties fo:margin-left="0in" fo:margin-right="0in" fo:text-indent="0in" style:auto-text-indent="false"/>
      <style:text-properties fo:font-variant="normal" fo:text-transform="none" fo:color="#000000" style:font-name="Arial1" fo:font-size="12pt" fo:letter-spacing="normal" fo:font-style="normal" fo:font-weight="bold" officeooo:rsid="0028ab19" officeooo:paragraph-rsid="0028ab19" style:font-size-asian="10.5pt" style:font-weight-asian="normal" style:font-size-complex="12pt" style:font-weight-complex="normal"/>
    </style:style>
    <style:style style:name="P44" style:family="paragraph" style:parent-style-name="Standard">
      <style:paragraph-properties fo:margin-left="0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28ab19"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28ab19" style:font-size-asian="10.5pt" style:font-weight-asian="normal" style:font-size-complex="12pt" style:font-weight-complex="normal"/>
    </style:style>
    <style:style style:name="P46"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31220b" style:font-size-asian="10.5pt" style:font-weight-asian="normal" style:font-size-complex="12pt" style:font-weight-complex="normal"/>
    </style:style>
    <style:style style:name="P47"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font-style="normal" fo:font-weight="normal" officeooo:rsid="0028ab19" officeooo:paragraph-rsid="00316413" style:font-size-asian="10.5pt" style:font-weight-asian="normal" style:font-size-complex="12pt" style:font-weight-complex="normal"/>
    </style:style>
    <style:style style:name="P48" style:family="paragraph" style:parent-style-name="Standard">
      <style:paragraph-properties fo:margin-left="0.9846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31220b" style:font-size-asian="7.84999990463257pt" style:font-weight-asian="normal" style:font-size-complex="9pt" style:font-weight-complex="normal"/>
    </style:style>
    <style:style style:name="P49" style:family="paragraph" style:parent-style-name="Standard">
      <style:paragraph-properties fo:margin-left="0.9846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316413" style:font-size-asian="7.84999990463257pt" style:font-weight-asian="normal" style:font-size-complex="9pt" style:font-weight-complex="normal"/>
    </style:style>
    <style:style style:name="P50" style:family="paragraph" style:parent-style-name="Standard">
      <style:paragraph-properties fo:margin-left="0.9846in" fo:margin-right="0in" fo:text-indent="0in" style:auto-text-indent="false"/>
      <style:text-properties fo:font-variant="normal" fo:text-transform="none" fo:color="#000000" style:font-name="Lucida Console" fo:font-size="9pt" fo:letter-spacing="normal" fo:font-style="normal" fo:font-weight="normal" officeooo:rsid="0028ab19" officeooo:paragraph-rsid="0032363b" style:font-size-asian="7.84999990463257pt" style:font-weight-asian="normal" style:font-size-complex="9pt" style:font-weight-complex="normal"/>
    </style:style>
    <style:style style:name="T1" style:family="text">
      <style:text-properties officeooo:rsid="001bc555"/>
    </style:style>
    <style:style style:name="T2" style:family="text">
      <style:text-properties fo:font-variant="normal" fo:text-transform="none" fo:color="#000000" style:font-name="Arial1" fo:font-size="12pt" fo:letter-spacing="normal" fo:font-style="normal" fo:font-weight="bold" officeooo:rsid="001e34b5" style:font-weight-asian="normal" style:font-weight-complex="normal"/>
    </style:style>
    <style:style style:name="T3" style:family="text">
      <style:text-properties fo:font-variant="normal" fo:text-transform="none" fo:color="#000000" fo:font-size="12pt" fo:letter-spacing="normal" fo:font-style="normal" officeooo:rsid="0023f1dc"/>
    </style:style>
    <style:style style:name="T4" style:family="text">
      <style:text-properties fo:font-variant="normal" fo:text-transform="none" fo:color="#000000" fo:font-size="12pt" fo:letter-spacing="normal" fo:font-style="normal" officeooo:rsid="00274b84"/>
    </style:style>
    <style:style style:name="T5" style:family="text">
      <style:text-properties fo:font-variant="normal" fo:text-transform="none" fo:color="#000000" fo:font-size="12pt" fo:letter-spacing="normal" fo:font-style="normal" officeooo:rsid="00276c8d"/>
    </style:style>
    <style:style style:name="T6" style:family="text">
      <style:text-properties fo:font-variant="normal" fo:text-transform="none" fo:color="#000000" fo:font-size="12pt" fo:letter-spacing="normal" fo:font-style="normal" officeooo:rsid="002886f6"/>
    </style:style>
    <style:style style:name="T7" style:family="text">
      <style:text-properties fo:font-variant="normal" fo:text-transform="none" fo:color="#000000" fo:letter-spacing="normal" fo:font-style="normal" officeooo:rsid="002886f6"/>
    </style:style>
    <style:style style:name="T8" style:family="text">
      <style:text-properties fo:font-variant="normal" fo:text-transform="none" fo:color="#000000" fo:letter-spacing="normal" fo:font-style="normal" officeooo:rsid="0028ab19"/>
    </style:style>
    <style:style style:name="T9" style:family="text">
      <style:text-properties fo:font-variant="normal" fo:text-transform="none" fo:color="#000000" fo:letter-spacing="normal" fo:font-style="normal" officeooo:rsid="002e5b2f"/>
    </style:style>
    <style:style style:name="T10" style:family="text">
      <style:text-properties fo:font-variant="normal" fo:text-transform="none" fo:color="#000000" fo:letter-spacing="normal" fo:font-style="normal" officeooo:rsid="00302091"/>
    </style:style>
    <style:style style:name="T11" style:family="text">
      <style:text-properties fo:font-variant="normal" fo:text-transform="none" fo:color="#000000" style:font-name="Lucida Console" fo:font-size="10pt" fo:letter-spacing="normal" fo:font-style="normal" officeooo:rsid="00302091" style:font-size-asian="10pt" style:font-size-complex="10pt"/>
    </style:style>
    <style:style style:name="T12" style:family="text">
      <style:text-properties fo:font-variant="normal" fo:text-transform="none" fo:color="#000000" style:font-name="Lucida Console" fo:font-size="9pt" fo:letter-spacing="normal" fo:font-style="normal" officeooo:rsid="00302091" fo:background-color="transparent" style:font-size-asian="9pt" style:font-size-complex="9pt"/>
    </style:style>
    <style:style style:name="T13" style:family="text">
      <style:text-properties fo:font-variant="normal" fo:text-transform="none" fo:color="#00008b" style:font-name="Lucida Console" fo:font-size="9pt" fo:letter-spacing="normal" fo:font-style="normal" officeooo:rsid="00302091" fo:background-color="transparent" style:font-size-asian="9pt" style:font-size-complex="9pt"/>
    </style:style>
    <style:style style:name="T14" style:family="text">
      <style:text-properties officeooo:rsid="001e34b5"/>
    </style:style>
    <style:style style:name="T15" style:family="text">
      <style:text-properties fo:font-weight="normal" officeooo:rsid="001e34b5" style:font-weight-asian="normal" style:font-weight-complex="normal"/>
    </style:style>
    <style:style style:name="T16" style:family="text">
      <style:text-properties fo:font-weight="normal" officeooo:rsid="001e5ff5" style:font-weight-asian="normal" style:font-weight-complex="normal"/>
    </style:style>
    <style:style style:name="T17" style:family="text">
      <style:text-properties fo:font-weight="normal" officeooo:rsid="0023ba19" style:font-weight-asian="normal" style:font-weight-complex="normal"/>
    </style:style>
    <style:style style:name="T18" style:family="text">
      <style:text-properties officeooo:rsid="001e4a8b"/>
    </style:style>
    <style:style style:name="T19" style:family="text">
      <style:text-properties style:font-name="Lucida Console" fo:font-size="9pt" style:font-size-asian="9pt" style:font-size-complex="9pt"/>
    </style:style>
    <style:style style:name="T20" style:family="text">
      <style:text-properties style:font-name="Lucida Console" fo:font-size="9pt" officeooo:rsid="001bc555" style:font-size-asian="9pt" style:font-size-complex="9pt"/>
    </style:style>
    <style:style style:name="T21" style:family="text">
      <style:text-properties style:font-name="Times New Roman" fo:font-size="12pt" officeooo:rsid="00302091" style:font-size-asian="10.5pt" style:font-size-complex="12pt"/>
    </style:style>
    <style:style style:name="T22" style:family="text">
      <style:text-properties officeooo:rsid="00307945"/>
    </style:style>
    <style:style style:name="T23" style:family="text">
      <style:text-properties officeooo:rsid="0031220b"/>
    </style:style>
    <style:style style:name="T24" style:family="text">
      <style:text-properties officeooo:rsid="00316413"/>
    </style:style>
    <style:style style:name="T25" style:family="text">
      <style:text-properties officeooo:rsid="0032363b"/>
    </style:style>
    <style:style style:name="T26" style:family="text">
      <style:text-properties officeooo:rsid="00329e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s your project language case sensitive? Optionally, give pros and cons.</text:p>
      <text:p text:style-name="P11"/>
      <text:p text:style-name="P16">Yes, JavaScript is case sensitive; var I and var i are two different variables. One of the good things about being case sensitive is that readability is highly raised. The variable initiated will only be referred <text:s/>to in one way. Seeing a variable potentially called Foo, fOo, fOO, or any other variation can be confusing for programmers. However, because the language is case sensitive, it means that if the programmer remembers the name, but not the case, it could serve to be a problem. ie. If the programmer wants to refer to the variable “clientOutputStream” but wonders if it is “ClientOutputStream” or “clientOutPutStream” then he would have trouble.</text:p>
      <text:p text:style-name="P13"/>
      <text:p text:style-name="P12">2. Does your language use explicit declarations to specify variables? Elaborate and illustrate by example.</text:p>
      <text:p text:style-name="P12"/>
      <text:p text:style-name="P16">JavaScript allows for “implicit declaration” of variables. </text:p>
      <text:p text:style-name="P16"/>
      <text:p text:style-name="P16">EXAMPLE:</text:p>
      <text:p text:style-name="P16">Standard declaration:</text:p>
      <text:p text:style-name="P2"><text:span text:style-name="T1"><text:tab/></text:span><text:span text:style-name="T20">var noStringAtAll = “”; //this is correct;</text:span></text:p>
      <text:p text:style-name="P16"/>
      <text:p text:style-name="P16">Implicit declaration:</text:p>
      <text:p text:style-name="P2"><text:span text:style-name="T1"><text:tab/></text:span><text:span text:style-name="T20">noStringAtAll = “”; //this is also correct;</text:span></text:p>
      <text:p text:style-name="P16"/>
      <text:p text:style-name="P16">However, you cannot use variables that have never been declared.</text:p>
      <text:p text:style-name="P16"/>
      <text:p text:style-name="P16">EXAMPLE:</text:p>
      <text:p text:style-name="P21">var areaOfASquare = side * side; //side has not been declared before, <text:s/>therefore this //does not work</text:p>
      <text:p text:style-name="P16"/>
      <text:p text:style-name="P16">ref:</text:p>
      <text:p text:style-name="P2"><text:a xlink:type="simple" xlink:href="http://msdn.microsoft.com/en-us/library/ie/67defydd(v=vs.94).aspx"><text:span text:style-name="T1">http://msdn.microsoft.com/en-us/library/ie/67defydd(v=vs.94).aspx</text:span></text:a><text:span text:style-name="T1"> </text:span></text:p>
      <text:p text:style-name="P13"/>
      <text:p text:style-name="P12">3.<text:line-break/>a) Does your language offer static variables?</text:p>
      <text:p text:style-name="P13"/>
      <text:p text:style-name="P2"><text:span text:style-name="T14">Yes. The reference listed gives a good example </text:span><text:span text:style-name="T18">of how JavaScript allows for static variables but also allow for dynamically typed variables</text:span></text:p>
      <text:p text:style-name="P17"/>
      <text:p text:style-name="P18">EXAMPLE:</text:p>
      <text:p text:style-name="P18"/>
      <text:p text:style-name="P22">function foo(){</text:p>
      <text:p text:style-name="P22"><text:tab/>if(typeof foo.counter == 'undefined'){</text:p>
      <text:p text:style-name="P22"><text:tab/><text:tab/>foo.counter = 0;</text:p>
      <text:p text:style-name="P22"><text:tab/>}</text:p>
      <text:p text:style-name="P22"><text:tab/>foo.counter++;</text:p>
      <text:p text:style-name="P22"><text:tab/>document.write(foo.counter+”&lt;br /&gt;”);</text:p>
      <text:p text:style-name="P22">}</text:p>
      <text:p text:style-name="P14"/>
      <text:p text:style-name="P1"><text:span text:style-name="T15"><text:tab/></text:span><text:span text:style-name="T16">r</text:span><text:span text:style-name="T15">ef: </text:span></text:p>
      <text:p text:style-name="P1"><text:span text:style-name="T15"><text:tab/></text:span><text:a xlink:type="simple" xlink:href="http://www.electrictoolbox.com/javascript-static-variables/"><text:span text:style-name="T14">http://www.electrictoolbox.com/javascript-static-variables/</text:span></text:a><text:span text:style-name="T14"> </text:span></text:p>
      <text:p text:style-name="P15"/>
      <text:p text:style-name="P1"><text:span text:style-name="T2">b) Stack-dynamic variables?</text:span><text:span text:style-name="T15"> </text:span></text:p>
      <text:p text:style-name="P15"/>
      <text:p text:style-name="P19"><text:soft-page-break/>No, types are not statically bound to a variable in JavaScript.</text:p>
      <text:p text:style-name="P19"/>
      <text:p text:style-name="P40">c) Explicit heap-dynamic variables?</text:p>
      <text:p text:style-name="P19"/>
      <text:p text:style-name="P20">No</text:p>
      <text:p text:style-name="P20"/>
      <text:p text:style-name="P41">d) Implicit heap-dynamic variables?</text:p>
      <text:p text:style-name="P20"/>
      <text:p text:style-name="P20">Yes for all strings and arrays.</text:p>
      <text:p text:style-name="P20"/>
      <text:p text:style-name="P20">Ref:</text:p>
      <text:p text:style-name="P3"><text:a xlink:type="simple" xlink:href="https://www.google.com/url?sa=t&amp;rct=j&amp;q=&amp;esrc=s&amp;source=web&amp;cd=4&amp;ved=0CEMQFjAD&amp;url=http%3A%2F%2Fwww2.southeastern.edu%2FAcademics%2FFaculty%2Fgalkadi%2F401%2Fnotes%2Fchapter5.doc&amp;ei=pQJAUpS3I-GmiQLejIDIAw&amp;usg=AFQjCNEsQimK04OCp1OPVHMPY3ox8LNLCA&amp;sig2=lsCUtJDl-eqIbdZfzFe_JQ&amp;bvm=bv.52434380,d.cGE&amp;cad=rja"><text:span text:style-name="T17">https://www.google.com/url?sa=t&amp;rct=j&amp;q=&amp;esrc=s&amp;source=web&amp;cd=4&amp;ved=0CEMQFjAD&amp;url=http%3A%2F%2Fwww2.southeastern.edu%2FAcademics%2FFaculty%2Fgalkadi%2F401%2Fnotes%2Fchapter5.doc&amp;ei=pQJAUpS3I-GmiQLejIDIAw&amp;usg=AFQjCNEsQimK04OCp1OPVHMPY3ox8LNLCA&amp;sig2=lsCUtJDl-eqIbdZfzFe_JQ&amp;bvm=bv.52434380,d.cGE&amp;cad=rja</text:span></text:a><text:span text:style-name="T17"> </text:span></text:p>
      <text:p text:style-name="P41"/>
      <text:p text:style-name="P41">4. Does your language employ structural type equivalence, name type equivalence, or both? Elaborate and illustrate by example.</text:p>
      <text:p text:style-name="P41"/>
      <text:p text:style-name="P4"><text:span text:style-name="T3">In JavaScript, variables are not bound to a type however, values are. A good example of this is the “typeOf” operator in JavaScript. </text:span><text:span text:style-name="T4">There are also null data types and undefined data types for variables that are initialized but no type is exclusively delcared.</text:span></text:p>
      <text:p text:style-name="P23"/>
      <text:p text:style-name="P23">EXAMPLE:</text:p>
      <text:p text:style-name="P23"/>
      <text:p text:style-name="P32">var foo = 5; //foo is now a number value (all number values //are floating point //values in JavaScript)</text:p>
      <text:p text:style-name="P32"/>
      <text:p text:style-name="P32">var result = (typeof foo === 'number'); //checks if foo is of type number</text:p>
      <text:p text:style-name="P32">//result is true because 5 is a number</text:p>
      <text:p text:style-name="P32"/>
      <text:p text:style-name="P32">foo = “my string”; //foo is now a string, showing that a variable is not bound to //type 'number'</text:p>
      <text:p text:style-name="P32"/>
      <text:p text:style-name="P32">result = (typeof foo === 'string');</text:p>
      <text:p text:style-name="P32">//result would be true because foo is now of type string</text:p>
      <text:p text:style-name="P32"/>
      <text:p text:style-name="P33">var bar;//earlier, foo was declared with a 5 and therefore it was of type number</text:p>
      <text:p text:style-name="P33">//however, now bar is being initialized but with no initial value, therefore the</text:p>
      <text:p text:style-name="P33">//type is undefined.</text:p>
      <text:p text:style-name="P30"/>
      <text:p text:style-name="P42">5. Is your language strongly typed or not? Elaborate and illustrate by example. </text:p>
      <text:p text:style-name="P23"/>
      <text:p text:style-name="P5"><text:span text:style-name="T5">JavaScript is not strongly typed. </text:span><text:span text:style-name="T6">JavaScript is a dynamically typed language and therefore variables are not bound to a type.</text:span></text:p>
      <text:p text:style-name="P24"/>
      <text:p text:style-name="P25">EXAMPLE:</text:p>
      <text:p text:style-name="P31"/>
      <text:p text:style-name="P34">var foo;//foo has no defined type</text:p>
      <text:p text:style-name="P34">var bar = 10;//bar is of type number with value 10</text:p>
      <text:p text:style-name="P34">foo = 5;//foo is now a number</text:p>
      <text:p text:style-name="P34">var result = bar + foo;//result is of type number with value 15</text:p>
      <text:p text:style-name="P8"><text:span text:style-name="T7">//</text:span><text:span text:style-name="T8">now let's turn foo into a type string</text:span></text:p>
      <text:p text:style-name="P35"/>
      <text:p text:style-name="P36">foo = “myString”;//foo is now of type string</text:p>
      <text:p text:style-name="P36"><text:soft-page-break/>result = foo + bar;//JavaScript sees that foo is of type string and bar is of type</text:p>
      <text:p text:style-name="P36">//number and interprets <text:s/>+ not as addition but rather concatenation</text:p>
      <text:p text:style-name="P44"><text:tab/>//therefore result is “myString10”;</text:p>
      <text:p text:style-name="P36"/>
      <text:p text:style-name="P36">var myInt = 25;//myInt is now of type number with value 25</text:p>
      <text:p text:style-name="P36"/>
      <text:p text:style-name="P36">result = foo + bar + myInt;//result is “myString1025”</text:p>
      <text:p text:style-name="P36">//the last two numbers are concatenated because the first value was of type string</text:p>
      <text:p text:style-name="P36"/>
      <text:p text:style-name="P36">result = bar + myInt + foo;//result is “35myString”</text:p>
      <text:p text:style-name="P36">//bar and myInt were seen to be number values, therefore it adds them first and then</text:p>
      <text:p text:style-name="P36">//concatenates them to “myString”</text:p>
      <text:p text:style-name="P36"/>
      <text:p text:style-name="P43">6. Is your language statically of dynamically scoped? Elaborate and illustrate by example.</text:p>
      <text:p text:style-name="P43"/>
      <text:p text:style-name="P45"><text:tab/><text:span text:style-name="T22">Variables are statically scoped in JavaScript.</text:span></text:p>
      <text:p text:style-name="P27"><text:span text:style-name="T22"/></text:p>
      <text:p text:style-name="P28"><text:span text:style-name="T22">EXAMPLE </text:span><text:span text:style-name="T25">1</text:span></text:p>
      <text:p text:style-name="P28"><text:span text:style-name="T22"/></text:p>
      <text:p text:style-name="P38"><text:span text:style-name="T22">var foo = 0;//foo is initialized with number value 0</text:span></text:p>
      <text:p text:style-name="P38"><text:span text:style-name="T22"/></text:p>
      <text:p text:style-name="P39"><text:span text:style-name="T23">function func1(){</text:span></text:p>
      <text:p text:style-name="P39"><text:span text:style-name="T23"><text:tab/>var foo = 25;//now foo is reinitialized with number value 25;</text:span></text:p>
      <text:p text:style-name="P39"><text:span text:style-name="T23"><text:tab/>func2();//run func2()</text:span></text:p>
      <text:p text:style-name="P39"><text:span text:style-name="T23">}</text:span></text:p>
      <text:p text:style-name="P39"><text:span text:style-name="T23"/></text:p>
      <text:p text:style-name="P39"><text:span text:style-name="T23">function func2(){//func2 adds 3 to foo. If JS is dynamically scoped, it would be 28</text:span></text:p>
      <text:p text:style-name="P39"><text:span text:style-name="T23"><text:tab/>result = foo + 3;//if it is statically scoped, then result will be 3</text:span></text:p>
      <text:p text:style-name="P39"><text:span text:style-name="T23">}</text:span></text:p>
      <text:p text:style-name="P39"><text:span text:style-name="T23"/></text:p>
      <text:p text:style-name="P39"><text:span text:style-name="T23">func1();//runs func1</text:span></text:p>
      <text:p text:style-name="P39"><text:span text:style-name="T23">alert(result);//this alerts 3 which means that during func2(), foo was still 0</text:span></text:p>
      <text:p text:style-name="P39"><text:span text:style-name="T23">alert(foo);//foo is still 0</text:span></text:p>
      <text:p text:style-name="P39"><text:span text:style-name="T23"/></text:p>
      <text:p text:style-name="P29"><text:span text:style-name="T22">EXAMPLE </text:span><text:span text:style-name="T23">2</text:span></text:p>
      <text:p text:style-name="P46"><text:span text:style-name="T23">ATTEMPT 1: </text:span><text:span text:style-name="T24">This will throw a ReferenceError at * because foo is not defined outside the function</text:span></text:p>
      <text:p text:style-name="P48"><text:span text:style-name="T23"/></text:p>
      <text:p text:style-name="P48"><text:span text:style-name="T23">function myFunction(){</text:span></text:p>
      <text:p text:style-name="P48"><text:span text:style-name="T23"><text:tab/>var foo = 25;</text:span></text:p>
      <text:p text:style-name="P48"><text:span text:style-name="T23">}</text:span></text:p>
      <text:p text:style-name="P49"><text:span text:style-name="T24">myFunction();</text:span></text:p>
      <text:p text:style-name="P48"><text:span text:style-name="T23">alert(foo);//*</text:span></text:p>
      <text:p text:style-name="P48"><text:span text:style-name="T23"/></text:p>
      <text:p text:style-name="P47"><text:span text:style-name="T23">ATTEMPT </text:span><text:span text:style-name="T24">2</text:span><text:span text:style-name="T23">: </text:span><text:span text:style-name="T24">This will not throw a ReferenceError because foo was defined at the top. </text:span><text:span text:style-name="T25">It will also show that foo's value is undefined and not 25, as demonstrated in EXAMPLE 1.</text:span></text:p>
      <text:p text:style-name="P48"><text:span text:style-name="T23"/></text:p>
      <text:p text:style-name="P49"><text:span text:style-name="T24">var foo;</text:span></text:p>
      <text:p text:style-name="P49"><text:span text:style-name="T24"/></text:p>
      <text:p text:style-name="P49"><text:span text:style-name="T24">function myFunction(){</text:span></text:p>
      <text:p text:style-name="P49"><text:span text:style-name="T24"><text:tab/>foo = 25;</text:span></text:p>
      <text:p text:style-name="P49"><text:span text:style-name="T24">}</text:span></text:p>
      <text:p text:style-name="P50"><text:span text:style-name="T25">myFunction();</text:span></text:p>
      <text:p text:style-name="P49"><text:span text:style-name="T24">alert(foo);</text:span></text:p>
      <text:p text:style-name="P49"><text:span text:style-name="T24"/></text:p>
      <text:p text:style-name="P47"><text:span text:style-name="T23">ATTEMPT </text:span><text:span text:style-name="T24">3</text:span><text:span text:style-name="T23">: </text:span><text:span text:style-name="T24">This, however, will also not throw a ReferenceError because foo was initialized implicitly </text:span><text:span text:style-name="T26">and will alert the user with value 25.</text:span></text:p>
      <text:p text:style-name="P49"><text:span text:style-name="T24"/></text:p>
      <text:p text:style-name="P49"><text:span text:style-name="T24">function myFunction()</text:span><text:span text:style-name="T25">{</text:span></text:p>
      <text:p text:style-name="P49"><text:span text:style-name="T25"><text:tab/>foo = 25;</text:span></text:p>
      <text:p text:style-name="P50"><text:span text:style-name="T25">}</text:span></text:p>
      <text:p text:style-name="P50"><text:span text:style-name="T25">myFunction();</text:span></text:p>
      <text:p text:style-name="P50"><text:span text:style-name="T25">alert(foo);</text:span></text:p>
      <text:p text:style-name="P45"/>
      <text:p text:style-name="P43"><text:soft-page-break/>7. Does your language offer named constants? Elaborate and illustrate by example.</text:p>
      <text:p text:style-name="P45"/>
      <text:p text:style-name="P7"><text:span text:style-name="T10">While there is indeed a </text:span><text:span text:style-name="T11">const</text:span><text:span text:style-name="T10"> type, certain browsers do not support it (such as IE9) which is very important considering <text:s/>that JavaScript is primarily a language for internet applications and such. </text:span></text:p>
      <text:p text:style-name="P26">A practice that one could use would be to simply declare a variable and then make the variable name written in ALL-CAPS to signify that it is a constant and should not be written or changed.</text:p>
      <text:p text:style-name="P26"/>
      <text:p text:style-name="P26">EXAMPLE</text:p>
      <text:p text:style-name="P37">var PI = 3.14;</text:p>
      <text:p text:style-name="P26"/>
      <text:p text:style-name="P26">Also, one could also make a class with private members that cannot be seen with get functions to get the values for those constants.</text:p>
      <text:p text:style-name="P26"/>
      <text:p text:style-name="P26">EXAMPLE</text:p>
      <text:p text:style-name="P9"><text:span text:style-name="Source_20_Text"><text:span text:style-name="T13">var</text:span></text:span><text:span text:style-name="Source_20_Text"><text:span text:style-name="T12"> CONFIG = (</text:span></text:span><text:span text:style-name="Source_20_Text"><text:span text:style-name="T13">function</text:span></text:span><text:span text:style-name="Source_20_Text"><text:span text:style-name="T12">() {</text:span></text:span></text:p>
      <text:p text:style-name="Preformatted_20_Text"><text:span text:style-name="Source_20_Text"><text:span text:style-name="T19"><text:s text:c="5"/><text:tab/>var private = {</text:span></text:span></text:p>
      <text:p text:style-name="Preformatted_20_Text"><text:span text:style-name="Source_20_Text"><text:span text:style-name="T19"><text:s text:c="9"/>'MY_CONST': '1',</text:span></text:span></text:p>
      <text:p text:style-name="Preformatted_20_Text"><text:span text:style-name="Source_20_Text"><text:span text:style-name="T19"><text:s text:c="9"/>'ANOTHER_CONST': '2'</text:span></text:span></text:p>
      <text:p text:style-name="Preformatted_20_Text"><text:span text:style-name="Source_20_Text"><text:span text:style-name="T19"><text:s text:c="5"/><text:tab/>};</text:span></text:span></text:p>
      <text:p text:style-name="P10"/>
      <text:p text:style-name="Preformatted_20_Text"><text:span text:style-name="Source_20_Text"><text:span text:style-name="T19"><text:tab/>return {</text:span></text:span></text:p>
      <text:p text:style-name="Preformatted_20_Text"><text:span text:style-name="Source_20_Text"><text:span text:style-name="T19"><text:s text:c="6"/><text:tab/>get: function(name) { return private[name]; }</text:span></text:span></text:p>
      <text:p text:style-name="Preformatted_20_Text"><text:span text:style-name="Source_20_Text"><text:span text:style-name="T19"><text:s text:c="4"/><text:tab/>};</text:span></text:span></text:p>
      <text:p text:style-name="Preformatted_20_Text"><text:span text:style-name="Source_20_Text"><text:span text:style-name="T19"><text:tab/>})();</text:span></text:span></text:p>
      <text:p text:style-name="P10"/>
      <text:p text:style-name="Preformatted_20_Text"><text:span text:style-name="Source_20_Text"><text:span text:style-name="T19"><text:tab/>alert('MY_CONST: ' + CONFIG.get('MY_CONST')); <text:s/>// 1</text:span></text:span></text:p>
      <text:p text:style-name="P10"/>
      <text:p text:style-name="Preformatted_20_Text"><text:span text:style-name="Source_20_Text"><text:span text:style-name="T19"><text:tab/>CONFIG.MY_CONST = '2';</text:span></text:span></text:p>
      <text:p text:style-name="Preformatted_20_Text"><text:span text:style-name="Source_20_Text"><text:span text:style-name="T19"><text:tab/>alert('MY_CONST: ' + CONFIG.get('MY_CONST')); <text:s/>// 1</text:span></text:span></text:p>
      <text:p text:style-name="P10"/>
      <text:p text:style-name="Preformatted_20_Text"><text:span text:style-name="Source_20_Text"><text:span text:style-name="T19"><text:tab/>CONFIG.private.MY_CONST = '2'; <text:s text:c="16"/>// error</text:span></text:span></text:p>
      <text:p text:style-name="Preformatted_20_Text"><text:span text:style-name="Source_20_Text"><text:span text:style-name="T19"><text:tab/>alert('MY_CONST: ' + CONFIG.get('MY_CONST')); <text:s/>// 1</text:span></text:span></text:p>
      <text:p text:style-name="Preformatted_20_Text"><text:span text:style-name="Source_20_Text"><text:span text:style-name="T19"/></text:span></text:p>
      <text:p text:style-name="Preformatted_20_Text"><text:span text:style-name="Source_20_Text"><text:span text:style-name="T19"><text:tab/></text:span></text:span><text:span text:style-name="Source_20_Text"><text:span text:style-name="T21">Code taken from ref:</text:span></text:span></text:p>
      <text:p text:style-name="Preformatted_20_Text"><text:span text:style-name="Source_20_Text"><text:span text:style-name="T21"><text:tab/>Burke on September 25, 2008</text:span></text:span></text:p>
      <text:p text:style-name="Preformatted_20_Text"><text:span text:style-name="Source_20_Text"><text:span text:style-name="T21"><text:tab/></text:span></text:span><text:a xlink:type="simple" xlink:href="http://stackoverflow.com/questions/130396/are-there-constants-in-javascript"><text:span text:style-name="Source_20_Text"><text:span text:style-name="T21">http://stackoverflow.com/questions/130396/are-there-constants-in-javascript</text:span></text:span></text:a><text:span text:style-name="Source_20_Text"><text:span text:style-name="T21"> </text:span></text:span></text:p>
      <text:p text:style-name="P37"/>
      <text:p text:style-name="P45"/>
      <text:p text:style-name="P43">8. How did you find the answers to the above questions? Did you use documentation? If so, give a reference. Did you perform experiments? Anything else?</text:p>
      <text:p text:style-name="P45"/>
      <text:p text:style-name="P6"><text:span text:style-name="T9">For number 5 I did some experiments with how JavaScript would deal with concatenation vs. </text:span><text:span text:style-name="T9">addition when it came to variables. The other questions I would look up and the references I used are linked on every ques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MS PGothic1"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1"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6:30.51</meta:creation-date>
    <dc:date>2013-09-23T12:32:27.98</dc:date>
    <meta:editing-duration>PT9H29M21S</meta:editing-duration>
    <meta:editing-cycles>24</meta:editing-cycles>
    <meta:generator>LibreOffice/4.0.0.3$Windows_x86 LibreOffice_project/7545bee9c2a0782548772a21bc84a9dcc583b89</meta:generator>
    <meta:document-statistic meta:table-count="0" meta:image-count="0" meta:object-count="0" meta:page-count="4" meta:paragraph-count="124" meta:word-count="1052" meta:character-count="6882" meta:non-whitespace-character-count="5852"/>
  </office:meta>
</office:document-meta>
</file>